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Heading1" style:master-page-name="MP0" style:family="paragraph">
      <style:paragraph-properties fo:break-before="page" fo:margin-left="-0.0034in">
        <style:tab-stops/>
      </style:paragraph-properties>
    </style:style>
    <style:style style:name="T2" style:parent-style-name="DefaultParagraphFont" style:family="text">
      <style:text-properties style:text-underline-color="#000000"/>
    </style:style>
    <style:style style:name="P3" style:parent-style-name="Normal" style:family="paragraph">
      <style:paragraph-properties fo:margin-bottom="0.1847in" fo:line-height="110%" fo:margin-left="-0.0034in" fo:text-indent="-0.0069in">
        <style:tab-stops/>
      </style:paragraph-properties>
    </style:style>
    <style:style style:name="T4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5" style:parent-style-name="Normal" style:family="paragraph">
      <style:paragraph-properties fo:margin-bottom="0.1847in" fo:line-height="110%" fo:margin-left="-0.0034in" fo:text-indent="-0.0069in">
        <style:tab-stops/>
      </style:paragraph-properties>
    </style:style>
    <style:style style:name="T6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7" style:parent-style-name="Normal" style:family="paragraph">
      <style:paragraph-properties fo:margin-bottom="0.1847in" fo:line-height="110%" fo:margin-left="-0.0034in" fo:text-indent="-0.0069in">
        <style:tab-stops/>
      </style:paragraph-properties>
    </style:style>
    <style:style style:name="T8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9" style:parent-style-name="Normal" style:family="paragraph">
      <style:paragraph-properties fo:margin-bottom="0.1847in" fo:line-height="110%" fo:margin-left="-0.0034in" fo:text-indent="-0.0069in">
        <style:tab-stops/>
      </style:paragraph-properties>
    </style:style>
    <style:style style:name="T10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11" style:parent-style-name="Normal" style:family="paragraph">
      <style:paragraph-properties fo:margin-bottom="0.2895in" fo:line-height="110%" fo:margin-left="-0.0034in" fo:text-indent="-0.0069in">
        <style:tab-stops/>
      </style:paragraph-properties>
      <style:text-properties style:font-name="Arial" style:font-name-asian="Arial" style:font-name-complex="Arial" fo:font-size="12pt" style:font-size-asian="12pt"/>
    </style:style>
    <style:style style:name="P12" style:parent-style-name="Normal" style:family="paragraph">
      <style:paragraph-properties fo:margin-bottom="0.2895in" fo:line-height="110%" fo:margin-left="-0.0034in" fo:text-indent="-0.0069in">
        <style:tab-stops/>
      </style:paragraph-properties>
    </style:style>
    <style:style style:name="T13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14" style:parent-style-name="DefaultParagraphFont" style:family="text">
      <style:text-properties style:font-name="Arial" style:font-name-asian="Arial" style:font-name-complex="Arial" fo:font-size="12pt" style:font-size-asian="12pt"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16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17" style:parent-style-name="Normal" style:family="paragraph">
      <style:paragraph-properties fo:margin-bottom="0.2895in" fo:line-height="110%"/>
      <style:text-properties style:font-name="Arial" style:font-name-asian="Arial" style:font-name-complex="Arial" fo:font-size="12pt" style:font-size-asian="12pt"/>
    </style:style>
    <style:style style:name="P18" style:parent-style-name="Normal" style:family="paragraph">
      <style:paragraph-properties fo:margin-bottom="0.2895in" fo:line-height="110%"/>
      <style:text-properties style:font-name="Arial" style:font-name-asian="Arial" style:font-name-complex="Arial" fo:font-size="12pt" style:font-size-asian="12pt"/>
    </style:style>
    <style:style style:name="P19" style:parent-style-name="Normal" style:family="paragraph">
      <style:paragraph-properties fo:margin-bottom="0.2895in" fo:line-height="110%"/>
      <style:text-properties style:font-name="Arial" style:font-name-asian="Arial" style:font-name-complex="Arial" fo:font-size="12pt" style:font-size-asian="12pt"/>
    </style:style>
    <style:style style:name="P20" style:parent-style-name="Normal" style:family="paragraph">
      <style:paragraph-properties fo:margin-bottom="0.2895in" fo:line-height="110%"/>
      <style:text-properties style:font-name="Arial" style:font-name-asian="Arial" style:font-name-complex="Arial" fo:font-size="12pt" style:font-size-asian="12pt"/>
    </style:style>
    <style:style style:name="P21" style:parent-style-name="Normal" style:family="paragraph">
      <style:paragraph-properties fo:margin-bottom="0.2895in" fo:line-height="110%"/>
      <style:text-properties style:font-name="Arial" style:font-name-asian="Arial" style:font-name-complex="Arial" fo:font-size="12pt" style:font-size-asian="12pt"/>
    </style:style>
    <style:style style:name="P22" style:parent-style-name="Normal" style:family="paragraph">
      <style:paragraph-properties fo:margin-bottom="0.2895in" fo:line-height="110%"/>
      <style:text-properties style:font-name="Arial" style:font-name-asian="Arial" style:font-name-complex="Arial" fo:font-size="12pt" style:font-size-asian="12pt"/>
    </style:style>
    <style:style style:name="P23" style:parent-style-name="Normal" style:family="paragraph">
      <style:paragraph-properties fo:margin-bottom="0.2895in" fo:line-height="110%"/>
      <style:text-properties style:font-name="Arial" style:font-name-asian="Arial" style:font-name-complex="Arial" fo:font-size="12pt" style:font-size-asian="12pt"/>
    </style:style>
    <style:style style:name="P24" style:parent-style-name="Normal" style:family="paragraph">
      <style:paragraph-properties fo:margin-bottom="0.2895in" fo:line-height="110%"/>
      <style:text-properties style:font-name="Arial" style:font-name-asian="Arial" style:font-name-complex="Arial" fo:font-size="12pt" style:font-size-asian="12pt"/>
    </style:style>
    <style:style style:name="P25" style:parent-style-name="Normal" style:family="paragraph">
      <style:paragraph-properties fo:margin-bottom="0.2895in" fo:line-height="110%"/>
      <style:text-properties style:font-name="Arial" style:font-name-asian="Arial" style:font-name-complex="Arial" fo:font-size="12pt" style:font-size-asian="12pt"/>
    </style:style>
    <style:style style:name="P26" style:parent-style-name="Normal" style:family="paragraph">
      <style:paragraph-properties fo:margin-bottom="0.2895in" fo:line-height="110%"/>
      <style:text-properties style:font-name="Arial" style:font-name-asian="Arial" style:font-name-complex="Arial" fo:font-size="12pt" style:font-size-asian="12pt"/>
    </style:style>
    <style:style style:name="P27" style:parent-style-name="Normal" style:family="paragraph">
      <style:paragraph-properties fo:margin-bottom="0.2895in" fo:line-height="110%"/>
      <style:text-properties style:font-name="Arial" style:font-name-asian="Arial" style:font-name-complex="Arial" fo:font-size="12pt" style:font-size-asian="12pt"/>
    </style:style>
    <style:style style:name="P28" style:parent-style-name="Normal" style:family="paragraph">
      <style:paragraph-properties fo:margin-bottom="0.2895in" fo:line-height="110%"/>
      <style:text-properties style:font-name="Arial" style:font-name-asian="Arial" style:font-name-complex="Arial" fo:font-size="12pt" style:font-size-asian="12pt"/>
    </style:style>
    <style:style style:name="P29" style:parent-style-name="Heading1" style:family="paragraph">
      <style:paragraph-properties fo:margin-left="-0.0034in">
        <style:tab-stops/>
      </style:paragraph-properties>
    </style:style>
    <style:style style:name="T30" style:parent-style-name="DefaultParagraphFont" style:family="text">
      <style:text-properties style:font-name="Arial" style:font-name-asian="Arial" style:font-name-complex="Arial" fo:font-size="12pt" style:font-size-asian="12pt" style:text-underline-color="#000000"/>
    </style:style>
    <style:style style:name="P31" style:parent-style-name="Normal" style:family="paragraph">
      <style:paragraph-properties fo:margin-bottom="0.1638in" fo:line-height="110%" fo:margin-left="-0.0034in" fo:text-indent="-0.0069in">
        <style:tab-stops/>
      </style:paragraph-properties>
    </style:style>
    <style:style style:name="T32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33" style:parent-style-name="Normal" style:family="paragraph">
      <style:paragraph-properties fo:margin-bottom="0.1819in" fo:margin-left="-0.0034in" fo:text-indent="-0.0069in">
        <style:tab-stops/>
      </style:paragraph-properties>
    </style:style>
    <style:style style:name="T3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35" style:parent-style-name="Normal" style:family="paragraph">
      <style:paragraph-properties fo:margin-bottom="0.1819in" fo:margin-left="-0.0034in" fo:text-indent="-0.0069in">
        <style:tab-stops/>
      </style:paragraph-properties>
    </style:style>
    <style:style style:name="T3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37" style:parent-style-name="Normal" style:family="paragraph">
      <style:paragraph-properties fo:margin-bottom="0.1819in" fo:margin-left="-0.0034in" fo:text-indent="-0.0069in">
        <style:tab-stops/>
      </style:paragraph-properties>
    </style:style>
    <style:style style:name="T3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39" style:parent-style-name="Normal" style:family="paragraph">
      <style:paragraph-properties fo:margin-bottom="0.1819in" fo:margin-left="-0.0034in" fo:text-indent="-0.0069in">
        <style:tab-stops/>
      </style:paragraph-properties>
    </style:style>
    <style:style style:name="T4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41" style:parent-style-name="Normal" style:family="paragraph">
      <style:paragraph-properties fo:margin-bottom="0.1819in"/>
    </style:style>
    <style:style style:name="P42" style:parent-style-name="Normal" style:family="paragraph">
      <style:paragraph-properties fo:margin-bottom="0.1819in"/>
    </style:style>
    <style:style style:name="P43" style:parent-style-name="Normal" style:family="paragraph">
      <style:paragraph-properties fo:margin-bottom="0.1819in"/>
    </style:style>
    <style:style style:name="P44" style:parent-style-name="Normal" style:family="paragraph">
      <style:paragraph-properties fo:margin-bottom="0.1819in"/>
    </style:style>
    <style:style style:name="P45" style:parent-style-name="Normal" style:family="paragraph">
      <style:paragraph-properties fo:margin-bottom="0.1819in"/>
    </style:style>
    <style:style style:name="P46" style:parent-style-name="Normal" style:family="paragraph">
      <style:paragraph-properties fo:margin-bottom="0.1819in"/>
    </style:style>
  </office:automatic-styles>
  <office:body>
    <office:text text:use-soft-page-breaks="true">
      <text:h text:style-name="P1" text:outline-level="1">Question 1<text:span text:style-name="T2"><text:s/></text:span></text:h>
      <text:p text:style-name="P3"><text:span text:style-name="T4">Write a program to print the following pattern <text:s/></text:span></text:p>
      <text:p text:style-name="P5"><text:span text:style-name="T6">1<text:s/></text:span></text:p>
      <text:p text:style-name="P7"><text:span text:style-name="T8">2*2<text:s/></text:span></text:p>
      <text:p text:style-name="P9"><text:span text:style-name="T10">3*3*3<text:s/></text:span></text:p>
      <text:p text:style-name="P11">4*4*4*4 <text:s/></text:p>
      <text:p text:style-name="P12"><text:span text:style-name="T13">Class</text:span><text:span text:style-name="T14"><text:s/></text:span><text:span text:style-name="T15">pattern<text:s/></text:span><text:span text:style-name="T16">{</text:span></text:p>
      <text:p text:style-name="P17">Public static void main<text:s/>(Static<text:s/>args[]){</text:p>
      <text:p text:style-name="P18">for(int i=1;i&lt;=5;i++){</text:p>
      <text:p text:style-name="P19">for (int j=1;j&lt;=i;j++){</text:p>
      <text:p text:style-name="P20">if<text:s/>(j&lt;i)</text:p>
      <text:p text:style-name="P21">System.<text:s/>out. Print(i+”*”);</text:p>
      <text:p text:style-name="P22">else<text:s/></text:p>
      <text:p text:style-name="P23">System.out.print(i);</text:p>
      <text:p text:style-name="P24">}</text:p>
      <text:p text:style-name="P25">System.out.println (“ “);</text:p>
      <text:p text:style-name="P26">}}}</text:p>
      <text:p text:style-name="P27"/>
      <text:p text:style-name="P28"/>
      <text:h text:style-name="P29" text:outline-level="1"><text:s text:c="115"/>Question 2<text:span text:style-name="T30"><text:s/></text:span></text:h>
      <text:p text:style-name="P31"><text:span text:style-name="T32">Write a program to print the following pattern <text:s/></text:span></text:p>
      <text:p text:style-name="P33"><text:span text:style-name="T34">1<text:s/></text:span></text:p>
      <text:p text:style-name="P35"><text:span text:style-name="T36">01<text:s/></text:span></text:p>
      <text:p text:style-name="P37"><text:span text:style-name="T38">101<text:s/></text:span></text:p>
      <text:p text:style-name="P39"><text:span text:style-name="T40">0101<text:s/></text:span></text:p>
      <text:p text:style-name="Normal">Class pattern<text:s/>{</text:p>
      <text:p text:style-name="Normal">Public static void main (Static<text:s/>args[]){</text:p>
      <text:p text:style-name="Normal">for (int<text:s/>i=1;i&lt;=4;i++){</text:p>
      <text:p text:style-name="Normal">for(int j=1;j&lt;=i;j++){</text:p>
      <text:p text:style-name="Normal">if ((i+j)%2==0)</text:p>
      <text:p text:style-name="Normal">system.out.print(0);</text:p>
      <text:p text:style-name="Normal">else<text:s/></text:p>
      <text:p text:style-name="Normal">system.out.print(1);</text:p>
      <text:p text:style-name="Normal">}</text:p>
      <text:p text:style-name="Normal">system.out.println(“ “);</text:p>
      <text:p text:style-name="Normal">}}}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1">Question 3</text:p>
      <text:p text:style-name="P42">Write the similarity and difference between an array name and a pointer<text:s/>variable<text:s/></text:p>
      <text:p text:style-name="P43">Answer:<text:s/></text:p>
      <text:p text:style-name="P44">Similarity <text:s/>Both<text:s/>Array and<text:s/>pointer<text:s/>are same in memory <text:s/>access <text:s/>and the difference <text:s/>between<text:s/>pointes</text:p>
      <text:p text:style-name="P45">And<text:s/>Array<text:s/>are<text:s/>array<text:s/>has fixed<text:s/>address where as pointer has different address values</text:p>
      <text:p text:style-name="P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MS Gothic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MS Gothic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>vaibhavihaveri1234@gmail.com</dc:creator>
    <meta:creation-date>2021-01-10T15:31:00Z</meta:creation-date>
    <dc:date>2021-01-10T15:31:00Z</dc:date>
    <meta:template xlink:href="Normal.dotm" xlink:type="simple"/>
    <meta:editing-cycles>68</meta:editing-cycles>
    <meta:editing-duration>PT17100S</meta:editing-duration>
    <meta:document-statistic meta:page-count="1" meta:paragraph-count="1" meta:word-count="146" meta:character-count="978" meta:row-count="6" meta:non-whitespace-character-count="833"/>
  </office:meta>
</office:document-meta>
</file>